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12.85cm" style:rel-column-width="32767*"/>
    </style:style>
    <style:style style:name="Вид_5f_пакета.B" style:display-name="Вид_пакета.B" style:family="table-column">
      <style:table-column-properties style:column-width="12.85cm" style:rel-column-width="32768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B1" style:display-name="Вид_пакета.B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B2" style:display-name="Вид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595cm" style:rel-column-width="1528*"/>
    </style:style>
    <style:style style:name="Идентификация_5f_устройства.B" style:display-name="Идентификация_устройства.B" style:family="table-column">
      <style:table-column-properties style:column-width="3.096cm" style:rel-column-width="1823*"/>
    </style:style>
    <style:style style:name="Идентификация_5f_устройства.C" style:display-name="Идентификация_устройства.C" style:family="table-column">
      <style:table-column-properties style:column-width="3.732cm" style:rel-column-width="2199*"/>
    </style:style>
    <style:style style:name="Идентификация_5f_устройства.D" style:display-name="Идентификация_устройства.D" style:family="table-column">
      <style:table-column-properties style:column-width="1.716cm" style:rel-column-width="1011*"/>
    </style:style>
    <style:style style:name="Идентификация_5f_устройства.F" style:display-name="Идентификация_устройства.F" style:family="table-column">
      <style:table-column-properties style:column-width="3.501cm" style:rel-column-width="2062*"/>
    </style:style>
    <style:style style:name="Идентификация_5f_устройства.G" style:display-name="Идентификация_устройства.G" style:family="table-column">
      <style:table-column-properties style:column-width="1.513cm" style:rel-column-width="891*"/>
    </style:style>
    <style:style style:name="Идентификация_5f_устройства.H" style:display-name="Идентификация_устройства.H" style:family="table-column">
      <style:table-column-properties style:column-width="3.318cm" style:rel-column-width="1954*"/>
    </style:style>
    <style:style style:name="Идентификация_5f_устройства.I" style:display-name="Идентификация_устройства.I" style:family="table-column">
      <style:table-column-properties style:column-width="4.514cm" style:rel-column-width="2659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I1" style:display-name="Идентификация_устройства.I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I2" style:display-name="Идентификация_устройства.I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24.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Liberation Sans" officeooo:paragraph-rsid="0016010c"/>
    </style:style>
    <style:style style:name="P5" style:family="paragraph" style:parent-style-name="Standard">
      <style:paragraph-properties fo:line-height="150%"/>
      <style:text-properties style:font-name="Liberation Sans" officeooo:paragraph-rsid="0016010c"/>
    </style:style>
    <style:style style:name="P6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7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36" style:family="paragraph" style:parent-style-name="Standard">
      <style:paragraph-properties fo:line-height="150%"/>
      <style:text-properties style:font-name="Liberation Sans" officeooo:rsid="00c9dcbb" officeooo:paragraph-rsid="0021476d"/>
    </style:style>
    <style:style style:name="P3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39" style:family="paragraph" style:parent-style-name="Text_20_body">
      <style:text-properties officeooo:rsid="00c9dcbb" officeooo:paragraph-rsid="0016010c"/>
    </style:style>
    <style:style style:name="P40" style:family="paragraph" style:parent-style-name="Standard">
      <style:text-properties officeooo:paragraph-rsid="0016010c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4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44" style:family="paragraph" style:parent-style-name="Standard">
      <style:text-properties fo:language="ru" fo:country="RU" officeooo:paragraph-rsid="00177308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ru" fo:country="RU" officeooo:rsid="00059092" officeooo:paragraph-rsid="00177308"/>
    </style:style>
    <style:style style:name="P46" style:family="paragraph" style:parent-style-name="Standard">
      <style:text-properties style:use-window-font-color="true" loext:opacity="0%" style:font-name="Liberation Serif" fo:language="ru" fo:country="RU" officeooo:rsid="00059092" officeooo:paragraph-rsid="00177308"/>
    </style:style>
    <style:style style:name="P47" style:family="paragraph" style:parent-style-name="Standard">
      <style:text-properties style:use-window-font-color="true" loext:opacity="0%" style:font-name="Liberation Serif" fo:language="ru" fo:country="RU" officeooo:rsid="000601ee" officeooo:paragraph-rsid="00177308"/>
    </style:style>
    <style:style style:name="P48" style:family="paragraph" style:parent-style-name="Standard">
      <style:text-properties style:use-window-font-color="true" loext:opacity="0%" style:font-name="Liberation Serif" fo:language="ru" fo:country="RU" officeooo:paragraph-rsid="00177308"/>
    </style:style>
    <style:style style:name="P49" style:family="paragraph" style:parent-style-name="Standard">
      <style:text-properties style:use-window-font-color="true" loext:opacity="0%" fo:language="ru" fo:country="RU" officeooo:rsid="000601ee" officeooo:paragraph-rsid="00177308"/>
    </style:style>
    <style:style style:name="P50" style:family="paragraph" style:parent-style-name="Standard">
      <style:text-properties style:use-window-font-color="true" loext:opacity="0%" fo:language="ru" fo:country="RU" officeooo:paragraph-rsid="00177308"/>
    </style:style>
    <style:style style:name="P5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54" style:family="paragraph" style:parent-style-name="Standard">
      <style:text-properties officeooo:paragraph-rsid="00177308"/>
    </style:style>
    <style:style style:name="P55" style:family="paragraph" style:parent-style-name="Title" style:master-page-name="Standard">
      <style:paragraph-properties style:page-number="auto" fo:break-before="page"/>
      <style:text-properties officeooo:paragraph-rsid="0016010c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58" style:family="paragraph" style:parent-style-name="Heading_20_1">
      <style:paragraph-properties fo:break-before="page"/>
      <style:text-properties officeooo:paragraph-rsid="0021476d"/>
    </style:style>
    <style:style style:name="P59" style:family="paragraph" style:parent-style-name="Heading_20_1">
      <style:paragraph-properties fo:break-before="page"/>
      <style:text-properties style:font-name="Liberation Sans" officeooo:paragraph-rsid="0016010c"/>
    </style:style>
    <style:style style:name="P60" style:family="paragraph" style:parent-style-name="Heading_20_1">
      <style:text-properties officeooo:paragraph-rsid="0022b838"/>
    </style:style>
    <style:style style:name="P61" style:family="paragraph" style:parent-style-name="Heading_20_2" style:list-style-name="">
      <style:paragraph-properties fo:line-height="150%"/>
      <style:text-properties style:font-name="Liberation Sans" fo:font-size="10pt" fo:language="ru" fo:country="RU" fo:font-weight="normal" officeooo:rsid="009977b9" officeooo:paragraph-rsid="0016010c" style:font-size-asian="10pt" style:font-weight-asian="normal" style:font-size-complex="10pt" style:font-weight-complex="normal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3">
      <style:text-properties officeooo:paragraph-rsid="0016010c"/>
    </style:style>
    <style:style style:name="P64" style:family="paragraph" style:parent-style-name="Heading_20_3">
      <style:text-properties officeooo:paragraph-rsid="0021476d"/>
    </style:style>
    <style:style style:name="P65" style:family="paragraph" style:parent-style-name="Heading_20_3">
      <style:text-properties fo:language="ru" fo:country="RU" officeooo:rsid="00930ba7" officeooo:paragraph-rsid="0021476d"/>
    </style:style>
    <style:style style:name="P66" style:family="paragraph" style:parent-style-name="Heading_20_3">
      <style:text-properties officeooo:paragraph-rsid="00201306"/>
    </style:style>
    <style:style style:name="P67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68" style:family="paragraph" style:parent-style-name="Standard">
      <style:text-properties style:font-name="Liberation Sans" fo:font-size="10pt" fo:language="ru" fo:country="RU" fo:font-weight="normal" officeooo:rsid="009977b9" officeooo:paragraph-rsid="0016010c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70" style:family="paragraph" style:parent-style-name="Standard" style:list-style-name="">
      <style:paragraph-properties fo:line-height="150%"/>
      <style:text-properties style:font-name="Liberation Sans" officeooo:rsid="00c9dcbb" officeooo:paragraph-rsid="0021476d"/>
    </style:style>
    <style:style style:name="P71" style:family="paragraph" style:parent-style-name="Standard">
      <style:text-properties officeooo:rsid="00c9dcbb" officeooo:paragraph-rsid="0016010c"/>
    </style:style>
    <style:style style:name="P72" style:family="paragraph" style:parent-style-name="Standard">
      <style:text-properties style:use-window-font-color="true" loext:opacity="0%" style:font-name="Liberation Serif" fo:language="ru" fo:country="RU" officeooo:rsid="000601ee" officeooo:paragraph-rsid="00177308"/>
    </style:style>
    <style:style style:name="P73" style:family="paragraph" style:parent-style-name="Standard">
      <style:text-properties style:use-window-font-color="true" loext:opacity="0%" style:font-name="Liberation Serif" fo:language="ru" fo:country="RU" officeooo:rsid="000601ee" officeooo:paragraph-rsid="002a79e5"/>
    </style:style>
    <style:style style:name="P74" style:family="paragraph" style:parent-style-name="Standard">
      <style:text-properties style:use-window-font-color="true" loext:opacity="0%" style:font-name="Liberation Serif" fo:language="ru" fo:country="RU" officeooo:rsid="0028712e" officeooo:paragraph-rsid="0028712e"/>
    </style:style>
    <style:style style:name="P75" style:family="paragraph" style:parent-style-name="Standard">
      <style:text-properties style:use-window-font-color="true" loext:opacity="0%" style:font-name="Liberation Serif" fo:language="ru" fo:country="RU" officeooo:paragraph-rsid="00177308"/>
    </style:style>
    <style:style style:name="P76" style:family="paragraph" style:parent-style-name="Standard">
      <style:text-properties style:use-window-font-color="true" loext:opacity="0%" style:font-name="Liberation Serif" fo:language="ru" fo:country="RU" officeooo:rsid="00059092" officeooo:paragraph-rsid="00177308"/>
    </style:style>
    <style:style style:name="P77" style:family="paragraph" style:parent-style-name="Standard">
      <style:text-properties style:use-window-font-color="true" loext:opacity="0%" style:font-name="Liberation Serif" fo:language="ru" fo:country="RU" officeooo:rsid="00169811" officeooo:paragraph-rsid="00177308"/>
    </style:style>
    <style:style style:name="P78" style:family="paragraph" style:parent-style-name="Standard">
      <style:text-properties style:use-window-font-color="true" loext:opacity="0%" style:font-name="Liberation Serif" fo:language="ru" fo:country="RU" officeooo:rsid="00055976" officeooo:paragraph-rsid="00177308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officeooo:rsid="0024fe81"/>
    </style:style>
    <style:style style:name="T8" style:family="text">
      <style:text-properties officeooo:rsid="00d4725a"/>
    </style:style>
    <style:style style:name="T9" style:family="text">
      <style:text-properties officeooo:rsid="0094f83d"/>
    </style:style>
    <style:style style:name="T10" style:family="text">
      <style:text-properties officeooo:rsid="009e4d59"/>
    </style:style>
    <style:style style:name="T11" style:family="text">
      <style:text-properties officeooo:rsid="00930ba7"/>
    </style:style>
    <style:style style:name="T12" style:family="text">
      <style:text-properties officeooo:rsid="009aeb74"/>
    </style:style>
    <style:style style:name="T13" style:family="text">
      <style:text-properties officeooo:rsid="00922964"/>
    </style:style>
    <style:style style:name="T14" style:family="text">
      <style:text-properties officeooo:rsid="00d4d079"/>
    </style:style>
    <style:style style:name="T15" style:family="text">
      <style:text-properties style:font-name="Liberation Sans" fo:font-size="12pt" style:font-size-asian="12pt" style:font-size-complex="12pt"/>
    </style:style>
    <style:style style:name="T16" style:family="text">
      <style:text-properties style:font-name="Liberation Sans" fo:font-size="12pt" officeooo:rsid="00cb4c24" style:font-size-asian="12pt" style:font-size-complex="12pt"/>
    </style:style>
    <style:style style:name="T17" style:family="text">
      <style:text-properties officeooo:rsid="00bb2adb"/>
    </style:style>
    <style:style style:name="T18" style:family="text">
      <style:text-properties officeooo:rsid="00c2d57a"/>
    </style:style>
    <style:style style:name="T19" style:family="text">
      <style:text-properties fo:font-weight="bold" officeooo:rsid="00b1adeb" style:font-weight-asian="bold" style:font-weight-complex="bold"/>
    </style:style>
    <style:style style:name="T20" style:family="text">
      <style:text-properties fo:font-weight="bold" officeooo:rsid="00beeba1" style:font-weight-asian="bold" style:font-weight-complex="bold"/>
    </style:style>
    <style:style style:name="T21" style:family="text">
      <style:text-properties officeooo:rsid="00bd0501"/>
    </style:style>
    <style:style style:name="T22" style:family="text">
      <style:text-properties style:use-window-font-color="true" loext:opacity="0%"/>
    </style:style>
    <style:style style:name="T23" style:family="text">
      <style:text-properties style:use-window-font-color="true" loext:opacity="0%" officeooo:rsid="00b1adeb"/>
    </style:style>
    <style:style style:name="T24" style:family="text">
      <style:text-properties style:use-window-font-color="true" loext:opacity="0%" officeooo:rsid="00c87a95"/>
    </style:style>
    <style:style style:name="T25" style:family="text">
      <style:text-properties style:use-window-font-color="true" loext:opacity="0%" style:font-name="Liberation Serif" officeooo:rsid="0016c23c"/>
    </style:style>
    <style:style style:name="T26" style:family="text">
      <style:text-properties style:use-window-font-color="true" loext:opacity="0%" style:font-name="Liberation Serif" officeooo:rsid="00059092"/>
    </style:style>
    <style:style style:name="T27" style:family="text">
      <style:text-properties style:use-window-font-color="true" loext:opacity="0%" style:font-name="Liberation Serif" officeooo:rsid="00055976"/>
    </style:style>
    <style:style style:name="T28" style:family="text">
      <style:text-properties style:use-window-font-color="true" loext:opacity="0%" style:font-name="Liberation Serif" officeooo:rsid="000601ee"/>
    </style:style>
    <style:style style:name="T29" style:family="text">
      <style:text-properties style:use-window-font-color="true" loext:opacity="0%" style:font-name="Liberation Serif" fo:language="ru" fo:country="RU" officeooo:rsid="0016c23c"/>
    </style:style>
    <style:style style:name="T30" style:family="text">
      <style:text-properties style:use-window-font-color="true" loext:opacity="0%" style:font-name="Liberation Serif" fo:language="ru" fo:country="RU" officeooo:rsid="0017b907"/>
    </style:style>
    <style:style style:name="T31" style:family="text">
      <style:text-properties style:use-window-font-color="true" loext:opacity="0%" style:font-name="Liberation Serif" fo:language="ru" fo:country="RU" officeooo:rsid="001a07b1"/>
    </style:style>
    <style:style style:name="T32" style:family="text">
      <style:text-properties style:use-window-font-color="true" loext:opacity="0%" style:font-name="Liberation Serif" fo:language="ru" fo:country="RU" officeooo:rsid="001a9727"/>
    </style:style>
    <style:style style:name="T33" style:family="text">
      <style:text-properties style:use-window-font-color="true" loext:opacity="0%" style:font-name="Liberation Serif" fo:language="ru" fo:country="RU" officeooo:rsid="000601ee"/>
    </style:style>
    <style:style style:name="T34" style:family="text">
      <style:text-properties style:use-window-font-color="true" loext:opacity="0%" style:font-name="Liberation Serif" fo:language="ru" fo:country="RU" officeooo:rsid="00055976"/>
    </style:style>
    <style:style style:name="T35" style:family="text">
      <style:text-properties style:use-window-font-color="true" loext:opacity="0%" style:font-name="Liberation Serif" fo:language="ru" fo:country="RU" officeooo:rsid="0022aafe"/>
    </style:style>
    <style:style style:name="T36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37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38" style:family="text">
      <style:text-properties style:use-window-font-color="true" loext:opacity="0%" style:font-name="Liberation Serif" officeooo:rsid="0022aafe"/>
    </style:style>
    <style:style style:name="T39" style:family="text">
      <style:text-properties style:use-window-font-color="true" loext:opacity="0%" style:font-name="Liberation Serif" officeooo:rsid="00204ac6"/>
    </style:style>
    <style:style style:name="T40" style:family="text">
      <style:text-properties style:use-window-font-color="true" loext:opacity="0%" style:font-name="Liberation Serif" officeooo:rsid="0023dc7a"/>
    </style:style>
    <style:style style:name="T41" style:family="text">
      <style:text-properties style:use-window-font-color="true" loext:opacity="0%" officeooo:rsid="00055976"/>
    </style:style>
    <style:style style:name="T42" style:family="text">
      <style:text-properties style:use-window-font-color="true" loext:opacity="0%" officeooo:rsid="000601ee"/>
    </style:style>
    <style:style style:name="T43" style:family="text">
      <style:text-properties style:use-window-font-color="true" loext:opacity="0%" officeooo:rsid="0023dc7a"/>
    </style:style>
    <style:style style:name="T44" style:family="text">
      <style:text-properties style:use-window-font-color="true" loext:opacity="0%" officeooo:rsid="00c64160"/>
    </style:style>
    <style:style style:name="T45" style:family="text">
      <style:text-properties style:use-window-font-color="true" loext:opacity="0%" officeooo:rsid="00beeba1"/>
    </style:style>
    <style:style style:name="T46" style:family="text">
      <style:text-properties style:use-window-font-color="true" loext:opacity="0%" officeooo:rsid="001a39f4"/>
    </style:style>
    <style:style style:name="T47" style:family="text">
      <style:text-properties style:use-window-font-color="true" loext:opacity="0%" officeooo:rsid="007f3072"/>
    </style:style>
    <style:style style:name="T48" style:family="text">
      <style:text-properties style:use-window-font-color="true" loext:opacity="0%" officeooo:rsid="003451ad"/>
    </style:style>
    <style:style style:name="T49" style:family="text">
      <style:text-properties officeooo:rsid="00c45f68"/>
    </style:style>
    <style:style style:name="T50" style:family="text">
      <style:text-properties officeooo:rsid="00c5a6ab"/>
    </style:style>
    <style:style style:name="T51" style:family="text">
      <style:text-properties officeooo:rsid="00c87a95"/>
    </style:style>
    <style:style style:name="T52" style:family="text">
      <style:text-properties officeooo:rsid="00d5ec29"/>
    </style:style>
    <style:style style:name="T53" style:family="text">
      <style:text-properties officeooo:rsid="00bf095a"/>
    </style:style>
    <style:style style:name="T54" style:family="text">
      <style:text-properties fo:language="ru" fo:country="RU" officeooo:rsid="00930ba7"/>
    </style:style>
    <style:style style:name="T55" style:family="text">
      <style:text-properties fo:language="ru" fo:country="RU" officeooo:rsid="00922964"/>
    </style:style>
    <style:style style:name="T56" style:family="text">
      <style:text-properties fo:language="ru" fo:country="RU" officeooo:rsid="00a67e6f"/>
    </style:style>
    <style:style style:name="T57" style:family="text">
      <style:text-properties officeooo:rsid="00c9dcbb"/>
    </style:style>
    <style:style style:name="T58" style:family="text">
      <style:text-properties officeooo:rsid="00aeb470"/>
    </style:style>
    <style:style style:name="T59" style:family="text">
      <style:text-properties officeooo:rsid="00b1adeb"/>
    </style:style>
    <style:style style:name="T60" style:family="text">
      <style:text-properties officeooo:rsid="00a67e6f"/>
    </style:style>
    <style:style style:name="T61" style:family="text">
      <style:text-properties officeooo:rsid="00b45ea9"/>
    </style:style>
    <style:style style:name="T62" style:family="text">
      <style:text-properties officeooo:rsid="001a9727"/>
    </style:style>
    <style:style style:name="T63" style:family="text">
      <style:text-properties officeooo:rsid="00204ac6"/>
    </style:style>
    <style:style style:name="T64" style:family="text">
      <style:text-properties fo:color="#808000" loext:opacity="100%" fo:language="ru" fo:country="RU"/>
    </style:style>
    <style:style style:name="T65" style:family="text">
      <style:text-properties fo:color="#c0c0c0" loext:opacity="100%"/>
    </style:style>
    <style:style style:name="T66" style:family="text">
      <style:text-properties fo:color="#c0c0c0" loext:opacity="100%" fo:language="ru" fo:country="RU"/>
    </style:style>
    <style:style style:name="T67" style:family="text">
      <style:text-properties fo:color="#800080" loext:opacity="100%"/>
    </style:style>
    <style:style style:name="T68" style:family="text">
      <style:text-properties fo:color="#800080" loext:opacity="100%" officeooo:rsid="00055976"/>
    </style:style>
    <style:style style:name="T69" style:family="text">
      <style:text-properties fo:color="#800080" loext:opacity="100%" fo:language="ru" fo:country="RU" fo:font-weight="bold"/>
    </style:style>
    <style:style style:name="T70" style:family="text">
      <style:text-properties fo:color="#008000" loext:opacity="100%"/>
    </style:style>
    <style:style style:name="T71" style:family="text">
      <style:text-properties officeooo:rsid="0007a998"/>
    </style:style>
    <style:style style:name="T72" style:family="text">
      <style:text-properties officeooo:rsid="00055976"/>
    </style:style>
    <style:style style:name="T73" style:family="text">
      <style:text-properties officeooo:rsid="0019961a"/>
    </style:style>
    <style:style style:name="T74" style:family="text">
      <style:text-properties officeooo:rsid="001d7e58"/>
    </style:style>
    <style:style style:name="T75" style:family="text">
      <style:text-properties officeooo:rsid="0012b31b"/>
    </style:style>
    <style:style style:name="T76" style:family="text">
      <style:text-properties officeooo:rsid="0016c23c"/>
    </style:style>
    <style:style style:name="T77" style:family="text">
      <style:text-properties officeooo:rsid="00059092"/>
    </style:style>
    <style:style style:name="T78" style:family="text">
      <style:text-properties officeooo:rsid="000601ee"/>
    </style:style>
    <style:style style:name="T79" style:family="text">
      <style:text-properties officeooo:rsid="0017b907"/>
    </style:style>
    <style:style style:name="T80" style:family="text">
      <style:text-properties officeooo:rsid="0015d811"/>
    </style:style>
    <style:style style:name="T81" style:family="text">
      <style:text-properties style:font-name="Liberation Serif" officeooo:rsid="0016c23c"/>
    </style:style>
    <style:style style:name="T82" style:family="text">
      <style:text-properties style:font-name="Liberation Serif" officeooo:rsid="00055976"/>
    </style:style>
    <style:style style:name="T83" style:family="text">
      <style:text-properties style:font-name="Liberation Serif" officeooo:rsid="000601ee"/>
    </style:style>
    <style:style style:name="T84" style:family="text">
      <style:text-properties style:font-name="Liberation Serif" officeooo:rsid="00059092"/>
    </style:style>
    <style:style style:name="T85" style:family="text">
      <style:text-properties style:font-name="Liberation Serif" officeooo:rsid="0022aafe"/>
    </style:style>
    <style:style style:name="T86" style:family="text">
      <style:text-properties style:font-name="Liberation Serif" officeooo:rsid="00204ac6"/>
    </style:style>
    <style:style style:name="T87" style:family="text">
      <style:text-properties loext:padding="0cm" loext:border="none"/>
    </style:style>
    <style:style style:name="T88" style:family="text">
      <style:text-properties officeooo:rsid="001a07b1"/>
    </style:style>
    <style:style style:name="T89" style:family="text">
      <style:text-properties officeooo:rsid="000a45c5"/>
    </style:style>
    <style:style style:name="T90" style:family="text">
      <style:text-properties officeooo:rsid="00169811"/>
    </style:style>
    <style:style style:name="T91" style:family="text">
      <style:text-properties officeooo:rsid="001bc908"/>
    </style:style>
    <style:style style:name="T92" style:family="text">
      <style:text-properties officeooo:rsid="001e1b16"/>
    </style:style>
    <style:style style:name="T93" style:family="text">
      <style:text-properties officeooo:rsid="00227c0b"/>
    </style:style>
    <style:style style:name="T94" style:family="text">
      <style:text-properties officeooo:rsid="002756a6"/>
    </style:style>
    <style:style style:name="T95" style:family="text">
      <style:text-properties officeooo:rsid="0020942c"/>
    </style:style>
    <style:style style:name="T96" style:family="text">
      <style:text-properties officeooo:rsid="001e62fd"/>
    </style:style>
    <style:style style:name="T97" style:family="text">
      <style:text-properties officeooo:rsid="0023dc7a"/>
    </style:style>
    <style:style style:name="T98" style:family="text">
      <style:text-properties officeooo:rsid="0022aafe"/>
    </style:style>
    <style:style style:name="T99" style:family="text">
      <style:text-properties officeooo:rsid="0025cdda"/>
    </style:style>
    <style:style style:name="T100" style:family="text">
      <style:text-properties officeooo:rsid="00177308"/>
    </style:style>
    <style:style style:name="T101" style:family="text">
      <style:text-properties officeooo:rsid="0022b838"/>
    </style:style>
    <style:style style:name="T10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b1adeb" style:font-size-asian="12pt" style:font-weight-asian="normal" style:font-size-complex="12pt" style:font-weight-complex="normal"/>
    </style:style>
    <style:style style:name="T104" style:family="text">
      <style:text-properties officeooo:rsid="00267a0a"/>
    </style:style>
    <style:style style:name="T105" style:family="text">
      <style:text-properties officeooo:rsid="0026fbaa"/>
    </style:style>
    <style:style style:name="T106" style:family="text">
      <style:text-properties officeooo:rsid="002907ea"/>
    </style:style>
    <style:style style:name="T107" style:family="text">
      <style:text-properties officeooo:rsid="002a79e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2592_2518304145" text:style-name="Index_20_Link" text:visited-style-name="Index_20_Link">Заголовок протокола (12 байт)<text:tab/>3</text:a></text:p>
          <text:p text:style-name="P3"><text:a xlink:type="simple" xlink:href="#__RefHeading___Toc2594_2518304145" text:style-name="Index_20_Link" text:visited-style-name="Index_20_Link">Версия протокола: 2<text:tab/>3</text:a></text:p>
          <text:p text:style-name="P3"><text:a xlink:type="simple" xlink:href="#__RefHeading___Toc2596_2518304145" text:style-name="Index_20_Link" text:visited-style-name="Index_20_Link">Тип пакета<text:tab/>3</text:a></text:p>
          <text:p text:style-name="P3"><text:a xlink:type="simple" xlink:href="#__RefHeading___Toc2598_2518304145" text:style-name="Index_20_Link" text:visited-style-name="Index_20_Link">Вид пакета<text:tab/>3</text:a></text:p>
          <text:p text:style-name="P3"><text:a xlink:type="simple" xlink:href="#__RefHeading___Toc2600_2518304145" text:style-name="Index_20_Link" text:visited-style-name="Index_20_Link">Флаги<text:tab/>4</text:a></text:p>
          <text:p text:style-name="P3"><text:a xlink:type="simple" xlink:href="#__RefHeading___Toc2602_2518304145" text:style-name="Index_20_Link" text:visited-style-name="Index_20_Link">Размер тела пакета<text:tab/>4</text:a></text:p>
          <text:p text:style-name="P3"><text:a xlink:type="simple" xlink:href="#__RefHeading___Toc2604_2518304145" text:style-name="Index_20_Link" text:visited-style-name="Index_20_Link">Контрольная сумма заголовка<text:tab/>4</text:a></text:p>
          <text:p text:style-name="P1"><text:a xlink:type="simple" xlink:href="#__RefHeading___Toc2606_2518304145" text:style-name="Index_20_Link" text:visited-style-name="Index_20_Link">Тело протокола:<text:tab/>5</text:a></text:p>
          <text:p text:style-name="P2"><text:a xlink:type="simple" xlink:href="#__RefHeading___Toc2608_2518304145" text:style-name="Index_20_Link" text:visited-style-name="Index_20_Link">Идентификация устройства (16 + N байт)<text:tab/>5</text:a></text:p>
          <text:p text:style-name="P3"><text:a xlink:type="simple" xlink:href="#__RefHeading___Toc2610_2518304145" text:style-name="Index_20_Link" text:visited-style-name="Index_20_Link">ID устройства<text:tab/>5</text:a></text:p>
          <text:p text:style-name="P3"><text:a xlink:type="simple" xlink:href="#__RefHeading___Toc2612_2518304145" text:style-name="Index_20_Link" text:visited-style-name="Index_20_Link">Количество каналов<text:tab/>5</text:a></text:p>
          <text:p text:style-name="P3"><text:a xlink:type="simple" xlink:href="#__RefHeading___Toc2614_2518304145" text:style-name="Index_20_Link" text:visited-style-name="Index_20_Link">Флаги<text:tab/>6</text:a></text:p>
          <text:p text:style-name="P3"><text:a xlink:type="simple" xlink:href="#__RefHeading___Toc2616_2518304145" text:style-name="Index_20_Link" text:visited-style-name="Index_20_Link">Контрольная сумма тела пакета<text:tab/>6</text:a></text:p>
          <text:p text:style-name="P3"><text:a xlink:type="simple" xlink:href="#__RefHeading___Toc2618_2518304145" text:style-name="Index_20_Link" text:visited-style-name="Index_20_Link">Тип данных канала<text:tab/>6</text:a></text:p>
          <text:p text:style-name="P2"><text:a xlink:type="simple" xlink:href="#__RefHeading___Toc2620_2518304145" text:style-name="Index_20_Link" text:visited-style-name="Index_20_Link">Состояние устройства (11 + N байт)<text:tab/>7</text:a></text:p>
          <text:p text:style-name="P3"><text:a xlink:type="simple" xlink:href="#__RefHeading___Toc2628_2518304145" text:style-name="Index_20_Link" text:visited-style-name="Index_20_Link">Состояние устройства<text:tab/>7</text:a></text:p>
          <text:p text:style-name="P3"><text:a xlink:type="simple" xlink:href="#__RefHeading___Toc2630_2518304145" text:style-name="Index_20_Link" text:visited-style-name="Index_20_Link">Флаги<text:tab/>7</text:a></text:p>
          <text:p text:style-name="P2"><text:a xlink:type="simple" xlink:href="#__RefHeading___Toc2622_2518304145" text:style-name="Index_20_Link" text:visited-style-name="Index_20_Link">Чтение / Запись данных (11 + N байт)<text:tab/>8</text:a></text:p>
          <text:p text:style-name="P3"><text:a xlink:type="simple" xlink:href="#__RefHeading___Toc2632_2518304145" text:style-name="Index_20_Link" text:visited-style-name="Index_20_Link">Номер канала<text:tab/>8</text:a></text:p>
          <text:p text:style-name="P1"><text:a xlink:type="simple" xlink:href="#__RefHeading___Toc1731_2518304145" text:style-name="Index_20_Link" text:visited-style-name="Index_20_Link">Приложение 1<text:tab/>9</text:a></text:p>
          <text:p text:style-name="P2"><text:a xlink:type="simple" xlink:href="#__RefHeading___Toc2624_2518304145" text:style-name="Index_20_Link" text:visited-style-name="Index_20_Link">Список ID устройств<text:tab/>9</text:a></text:p>
          <text:p text:style-name="P3"><text:a xlink:type="simple" xlink:href="#__RefHeading___Toc1898_1604946479" text:style-name="Index_20_Link" text:visited-style-name="Index_20_Link">ID 1 (Switch)<text:tab/>9</text:a></text:p>
          <text:p text:style-name="P3"><text:a xlink:type="simple" xlink:href="#__RefHeading___Toc1900_1604946479" text:style-name="Index_20_Link" text:visited-style-name="Index_20_Link">ID 2 (Weather station on bme280, DHT22)<text:tab/>9</text:a></text:p>
          <text:p text:style-name="P3"><text:a xlink:type="simple" xlink:href="#__RefHeading___Toc161_3032671417" text:style-name="Index_20_Link" text:visited-style-name="Index_20_Link">ID 3 (File)<text:tab/>9</text:a></text:p>
          <text:p text:style-name="P3"><text:a xlink:type="simple" xlink:href="#__RefHeading___Toc1900_16049464791" text:style-name="Index_20_Link" text:visited-style-name="Index_20_Link">ID 4 (Облачко =))<text:tab/>10</text:a></text:p>
          <text:p text:style-name="P1"><text:a xlink:type="simple" xlink:href="#__RefHeading___Toc1731_25183041451" text:style-name="Index_20_Link" text:visited-style-name="Index_20_Link">Приложение 2<text:tab/>11</text:a></text:p>
          <text:p text:style-name="P3"><text:a xlink:type="simple" xlink:href="#__RefHeading___Toc2626_2518304145" text:style-name="Index_20_Link" text:visited-style-name="Index_20_Link">Типы данных каналов<text:tab/>11</text:a></text:p>
        </text:index-body>
      </text:table-of-content>
      <text:h text:style-name="Heading_20_1" text:outline-level="1"><text:bookmark-start text:name="__RefHeading___Toc2592_2518304145"/><text:soft-page-break/><text:span text:style-name="T7">З</text:span>аголовок <text:span text:style-name="T8">протокола</text:span> <text:span text:style-name="T9">(</text:span><text:span text:style-name="T10">12</text:span><text:span text:style-name="T9"> байт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8">Версия </text:p>
            <text:p text:style-name="P8">протокола</text:p>
          </table:table-cell>
          <table:table-cell table:style-name="Заголовок_5f_пакета.A1" office:value-type="string">
            <text:p text:style-name="P8">Тип</text:p>
            <text:p text:style-name="P8">пакета</text:p>
          </table:table-cell>
          <table:table-cell table:style-name="Заголовок_5f_пакета.A1" office:value-type="string">
            <text:p text:style-name="P8">Вид</text:p>
            <text:p text:style-name="P8">пакета</text:p>
          </table:table-cell>
          <table:table-cell table:style-name="Заголовок_5f_пакета.A1" office:value-type="string">
            <text:p text:style-name="P9">Флаги</text:p>
          </table:table-cell>
          <table:table-cell table:style-name="Заголовок_5f_пакета.A1" office:value-type="string">
            <text:p text:style-name="P8">Размер </text:p>
            <text:p text:style-name="P8">тела пакета</text:p>
          </table:table-cell>
          <table:table-cell table:style-name="Заголовок_5f_пакета.F1" office:value-type="string">
            <text:p text:style-name="P8"><text:span text:style-name="T11">Контрольная сумма</text:span> </text:p>
            <text:p text:style-name="P8">заголовка</text:p>
          </table:table-cell>
        </table:table-row>
        <table:table-row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19">1 байт</text:p>
          </table:table-cell>
          <table:table-cell table:style-name="Заголовок_5f_пакета.A2" office:value-type="string">
            <text:p text:style-name="P20"><text:span text:style-name="T12">1</text:span> байт<text:span text:style-name="T11">а</text:span></text:p>
          </table:table-cell>
          <table:table-cell table:style-name="Заголовок_5f_пакета.A2" office:value-type="string">
            <text:p text:style-name="P19"><text:span text:style-name="T10">4</text:span> байта</text:p>
          </table:table-cell>
          <table:table-cell table:style-name="Заголовок_5f_пакета.F2" office:value-type="string">
            <text:p text:style-name="P21">4 байта</text:p>
          </table:table-cell>
        </table:table-row>
      </table:table>
      <text:p text:style-name="P37"/>
      <text:h text:style-name="Heading_20_3" text:outline-level="3"><text:bookmark-start text:name="__RefHeading___Toc2594_2518304145"/>Версия <text:span text:style-name="T13">протокола</text:span>: 2<text:bookmark-end text:name="__RefHeading___Toc2594_2518304145"/></text:h>
      <text:h text:style-name="Heading_20_3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0">Название</text:p>
          </table:table-cell>
          <table:table-cell table:style-name="Тип_5f_пакета.B1" office:value-type="string">
            <text:p text:style-name="P10">Значение</text:p>
          </table:table-cell>
        </table:table-row>
        <table:table-row>
          <table:table-cell table:style-name="Тип_5f_пакета.A2" office:value-type="string">
            <text:p text:style-name="P22">Запрос</text:p>
          </table:table-cell>
          <table:table-cell table:style-name="Тип_5f_пакета.B2" office:value-type="string">
            <text:p text:style-name="P22">0x00</text:p>
          </table:table-cell>
        </table:table-row>
        <table:table-row>
          <table:table-cell table:style-name="Тип_5f_пакета.A2" office:value-type="string">
            <text:p text:style-name="P22">Ответ</text:p>
          </table:table-cell>
          <table:table-cell table:style-name="Тип_5f_пакета.B2" office:value-type="string">
            <text:p text:style-name="P22">0x01</text:p>
          </table:table-cell>
        </table:table-row>
      </table:table>
      <text:p text:style-name="P38"/>
      <text:h text:style-name="Heading_20_3" text:outline-level="3"><text:bookmark-start text:name="__RefHeading___Toc2598_2518304145"/>Вид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row>
          <table:table-cell table:style-name="Вид_5f_пакета.A1" office:value-type="string">
            <text:p text:style-name="P10">Название</text:p>
          </table:table-cell>
          <table:table-cell table:style-name="Вид_5f_пакета.B1" office:value-type="string">
            <text:p text:style-name="P10">Значение</text:p>
          </table:table-cell>
        </table:table-row>
        <table:table-row>
          <table:table-cell table:style-name="Вид_5f_пакета.A2" office:value-type="string">
            <text:p text:style-name="P22"><text:span text:style-name="T2">И</text:span><text:span text:style-name="T4">дентификация</text:span> устройства</text:p>
          </table:table-cell>
          <table:table-cell table:style-name="Вид_5f_пакета.B2" office:value-type="string">
            <text:p text:style-name="P22">0x00</text:p>
          </table:table-cell>
        </table:table-row>
        <table:table-row>
          <table:table-cell table:style-name="Вид_5f_пакета.A2" office:value-type="string">
            <text:p text:style-name="P22">Состояние устройства</text:p>
          </table:table-cell>
          <table:table-cell table:style-name="Вид_5f_пакета.B2" office:value-type="string">
            <text:p text:style-name="P22">0x01</text:p>
          </table:table-cell>
        </table:table-row>
        <table:table-row>
          <table:table-cell table:style-name="Вид_5f_пакета.A2" office:value-type="string">
            <text:p text:style-name="P24">Чтение данных</text:p>
          </table:table-cell>
          <table:table-cell table:style-name="Вид_5f_пакета.B2" office:value-type="string">
            <text:p text:style-name="P22">0x02</text:p>
          </table:table-cell>
        </table:table-row>
        <table:table-row>
          <table:table-cell table:style-name="Вид_5f_пакета.A2" office:value-type="string">
            <text:p text:style-name="P24">Запись данных</text:p>
          </table:table-cell>
          <table:table-cell table:style-name="Вид_5f_пакета.B2" office:value-type="string">
            <text:p text:style-name="P22">0x03</text:p>
          </table:table-cell>
        </table:table-row>
        <table:table-row>
          <table:table-cell table:style-name="Вид_5f_пакета.A2" office:value-type="string">
            <text:p text:style-name="P24">Ping/Pong</text:p>
          </table:table-cell>
          <table:table-cell table:style-name="Вид_5f_пакета.B2" office:value-type="string">
            <text:p text:style-name="P22">0x04</text:p>
          </table:table-cell>
        </table:table-row>
      </table:table>
      <text:h text:style-name="Heading_20_3" text:outline-level="3"><text:bookmark-start text:name="__RefHeading___Toc2600_2518304145"/><text:soft-page-break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0">Название</text:p>
          </table:table-cell>
          <table:table-cell table:style-name="Флаги.B1" office:value-type="string">
            <text:p text:style-name="P10">Значение</text:p>
          </table:table-cell>
        </table:table-row>
        <table:table-row>
          <table:table-cell table:style-name="Флаги.A2" office:value-type="string">
            <text:p text:style-name="P22"/>
          </table:table-cell>
          <table:table-cell table:style-name="Флаги.B2" office:value-type="string">
            <text:p text:style-name="P22">0x00</text:p>
          </table:table-cell>
        </table:table-row>
      </table:table>
      <text:p text:style-name="P5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6">Количество байт, которое <text:span text:style-name="T14">ожидается</text:span> после <text:span text:style-name="T14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40"><text:span text:style-name="T16">Н</text:span><text:span text:style-name="T15">еобходима для таких способов передачи как UART и пр.</text:span></text:p>
      <text:p text:style-name="P7"><text:span text:style-name="T5">Формула расчета = </text:span>Версия протокола + Тип пакета + Вид пакета + Флаги + Размер тела пакета</text:p>
      <text:p text:style-name="P68"/>
      <text:p text:style-name="P68"/>
      <text:h text:style-name="P61" text:outline-level="2"/>
      <text:h text:style-name="P58" text:outline-level="1"><text:bookmark-start text:name="__RefHeading___Toc2606_2518304145"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7">(1</text:span><text:span text:style-name="T18">6</text:span><text:span text:style-name="T17"> + N байт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 table:number-columns-repeated="2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column table:style-name="Идентификация_5f_устройства.I"/>
        <table:table-row>
          <table:table-cell table:style-name="Идентификация_5f_устройства.A1" office:value-type="string">
            <text:p text:style-name="P12">ID </text:p>
            <text:p text:style-name="P12">устройства</text:p>
          </table:table-cell>
          <table:table-cell table:style-name="Идентификация_5f_устройства.A1" office:value-type="string">
            <text:p text:style-name="P13">Длина имени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9"><text:span text:style-name="T19">Длина </text:span><text:span text:style-name="T20">описания</text:span></text:p>
            <text:p text:style-name="P13">устройства</text:p>
          </table:table-cell>
          <table:table-cell table:style-name="Идентификация_5f_устройства.A1" table:number-columns-spanned="2" office:value-type="string">
            <text:p text:style-name="P14">Количество </text:p>
            <text:p text:style-name="P14">каналов записи</text:p>
          </table:table-cell>
          <table:covered-table-cell/>
          <table:table-cell table:style-name="Идентификация_5f_устройства.A1" office:value-type="string">
            <text:p text:style-name="P14">Количество </text:p>
            <text:p text:style-name="P14">каналов <text:span text:style-name="T21">чтения</text:span></text:p>
          </table:table-cell>
          <table:table-cell table:style-name="Идентификация_5f_устройства.A1" office:value-type="string">
            <text:p text:style-name="P15">Флаги</text:p>
          </table:table-cell>
          <table:table-cell table:style-name="Идентификация_5f_устройства.A1" office:value-type="string">
            <text:p text:style-name="P8">Размер </text:p>
            <text:p text:style-name="P16">пакета данных</text:p>
          </table:table-cell>
          <table:table-cell table:style-name="Идентификация_5f_устройства.I1" office:value-type="string">
            <text:p text:style-name="P8"><text:span text:style-name="T11">Контрольная сумма</text:span> </text:p>
            <text:p text:style-name="P1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5">2 байта</text:p>
          </table:table-cell>
          <table:table-cell table:style-name="Идентификация_5f_устройства.B2" office:value-type="string">
            <text:p text:style-name="P19"><text:span text:style-name="T21">1</text:span> байт</text:p>
          </table:table-cell>
          <table:table-cell table:style-name="Идентификация_5f_устройства.C2" office:value-type="string">
            <text:p text:style-name="P26">2 байта</text:p>
          </table:table-cell>
          <table:table-cell table:style-name="Идентификация_5f_устройства.D2" table:number-columns-spanned="2" office:value-type="string">
            <text:p text:style-name="P19">1 байт</text:p>
          </table:table-cell>
          <table:covered-table-cell/>
          <table:table-cell table:style-name="Идентификация_5f_устройства.F2" office:value-type="string">
            <text:p text:style-name="P20"><text:span text:style-name="T12">1</text:span> байт<text:span text:style-name="T11">а</text:span></text:p>
          </table:table-cell>
          <table:table-cell table:style-name="Идентификация_5f_устройства.G2" office:value-type="string">
            <text:p text:style-name="P27">1 байт</text:p>
          </table:table-cell>
          <table:table-cell table:style-name="Идентификация_5f_устройства.H2" office:value-type="string">
            <text:p text:style-name="P19"><text:span text:style-name="T10">4</text:span> байта</text:p>
          </table:table-cell>
          <table:table-cell table:style-name="Идентификация_5f_устройства.I2" office:value-type="string">
            <text:p text:style-name="P21">4 байта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1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5" office:value-type="string">
            <text:p text:style-name="P52">Описание устройства</text:p>
          </table:table-cell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2"><text:span text:style-name="T44">(</text:span><text:span text:style-name="T23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5" office:value-type="string">
            <text:p text:style-name="P32"><text:span text:style-name="T44">(</text:span><text:span text:style-name="T23">Длина </text:span><text:span text:style-name="T45">описания </text:span><text:span text:style-name="T23">устройства) байт</text:span></text:p>
          </table:table-cell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3">Тип данных <text:span text:style-name="T49">к</text:span>анал<text:span text:style-name="T50">а</text:span> <text:span text:style-name="T49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5" office:value-type="string">
            <text:p text:style-name="P53">Тип данных <text:span text:style-name="T49">к</text:span>анал<text:span text:style-name="T50">а</text:span> чтения № N</text:p>
          </table:table-cell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3"><text:span text:style-name="T51">(</text:span>Количество <text:span text:style-name="T22">каналов записи</text:span><text:span text:style-name="T24">)</text:span><text:span text:style-name="T46"> б</text:span><text:span text:style-name="T47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5" office:value-type="string">
            <text:p text:style-name="P33"><text:span text:style-name="T51">(</text:span>Количество <text:span text:style-name="T22">каналов </text:span><text:span text:style-name="T24">чтения)</text:span><text:span text:style-name="T46"> б</text:span><text:span text:style-name="T47">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h text:style-name="Heading_20_3" text:outline-level="3"><text:bookmark-start text:name="__RefHeading___Toc2610_2518304145"/>ID устройства<text:bookmark-end text:name="__RefHeading___Toc2610_2518304145"/></text:h>
      <text:p text:style-name="P5"><text:span text:style-name="T52">Список описания устройств по их ID, с</text:span><text:span text:style-name="T53">мотри </text:span><text:span text:style-name="T52">в </text:span><text:span text:style-name="T53">Приложени</text:span><text:span text:style-name="T52">и</text:span><text:span text:style-name="T53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P39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0">Название</text:p>
          </table:table-cell>
          <table:table-cell table:style-name="Таблица27.B1" office:value-type="string">
            <text:p text:style-name="P10">Значение</text:p>
          </table:table-cell>
        </table:table-row>
        <table:table-row>
          <table:table-cell table:style-name="Таблица27.A2" office:value-type="string">
            <text:p text:style-name="P22"/>
          </table:table-cell>
          <table:table-cell table:style-name="Таблица27.B2" office:value-type="string">
            <text:p text:style-name="P22">0x00</text:p>
          </table:table-cell>
        </table:table-row>
      </table:table>
      <text:h text:style-name="P63" text:outline-level="3"/>
      <text:h text:style-name="Heading_20_3" text:outline-level="3"><text:bookmark-start text:name="__RefHeading___Toc2616_2518304145"/><text:span text:style-name="T54">Контрольная сумма</text:span><text:span text:style-name="T55"> </text:span><text:span text:style-name="T56">тела пакета</text:span><text:bookmark-end text:name="__RefHeading___Toc2616_2518304145"/></text:h>
      <text:p text:style-name="P35"><text:span text:style-name="T5">Формула расчета = </text:span><text:span text:style-name="T6">Версия протокола + Тип пакета + Вид пакета + Флаги + Размер тела пакета</text:span></text:p>
      <text:p text:style-name="P35"/>
      <text:h text:style-name="Heading_20_3" text:outline-level="3"><text:bookmark-start text:name="__RefHeading___Toc2618_2518304145"/>Тип данных <text:span text:style-name="T49">к</text:span>анал<text:span text:style-name="T50">а</text:span><text:bookmark-end text:name="__RefHeading___Toc2618_2518304145"/></text:h>
      <text:p text:style-name="P71">Типы данных канала описываются размером в один байт. Описание типов каналов смотри в Приложении 2</text:p>
      <text:h text:style-name="P62" text:outline-level="2"><text:bookmark-start text:name="__RefHeading___Toc2620_2518304145"/>Состояние устройства <text:span text:style-name="T17">(11 + N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3">Длина имени устройства</text:p>
          </table:table-cell>
          <table:table-cell table:style-name="Состояние_5f_устройства.A1" office:value-type="string">
            <text:p text:style-name="P12">Состояние устройства</text:p>
          </table:table-cell>
          <table:table-cell table:style-name="Состояние_5f_устройства.A1" table:number-columns-spanned="2" office:value-type="string">
            <text:p text:style-name="P9">Флаги</text:p>
          </table:table-cell>
          <table:covered-table-cell/>
          <table:table-cell table:style-name="Состояние_5f_устройства.A1" office:value-type="string">
            <text:p text:style-name="P8">Размер </text:p>
            <text:p text:style-name="P16">пакета данных</text:p>
          </table:table-cell>
          <table:table-cell table:style-name="Состояние_5f_устройства.F1" office:value-type="string">
            <text:p text:style-name="P8"><text:span text:style-name="T11">Контрольная сумма</text:span> </text:p>
            <text:p text:style-name="P16">тела пакета</text:p>
          </table:table-cell>
        </table:table-row>
        <table:table-row>
          <table:table-cell table:style-name="Состояние_5f_устройства.A2" office:value-type="string">
            <text:p text:style-name="P28">1 байт</text:p>
          </table:table-cell>
          <table:table-cell table:style-name="Состояние_5f_устройства.B2" office:value-type="string">
            <text:p text:style-name="P19">1 байт</text:p>
          </table:table-cell>
          <table:table-cell table:style-name="Состояние_5f_устройства.C2" table:number-columns-spanned="2" office:value-type="string">
            <text:p text:style-name="P20"><text:span text:style-name="T12">1</text:span> байт<text:span text:style-name="T11">а</text:span></text:p>
          </table:table-cell>
          <table:covered-table-cell/>
          <table:table-cell table:style-name="Состояние_5f_устройства.E2" office:value-type="string">
            <text:p text:style-name="P19"><text:span text:style-name="T58">4</text:span> байта</text:p>
          </table:table-cell>
          <table:table-cell table:style-name="Состояние_5f_устройства.F2" office:value-type="string">
            <text:p text:style-name="P21">4 байта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7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3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56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34"><text:span text:style-name="T59">(</text:span>Размер <text:span text:style-name="T60">пакета данных</text:span><text:span text:style-name="T59">)</text:span><text:span text:style-name="T60"> </text:span><text:span text:style-name="T59">байт</text:span></text:p>
          </table:table-cell>
          <table:covered-table-cell/>
          <table:covered-table-cell/>
        </table:table-row>
      </table:table>
      <text:p text:style-name="P69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0">Название</text:p>
          </table:table-cell>
          <table:table-cell table:style-name="Таблица32.B1" office:value-type="string">
            <text:p text:style-name="P10">Значение</text:p>
          </table:table-cell>
        </table:table-row>
        <table:table-row>
          <table:table-cell table:style-name="Таблица32.A2" office:value-type="string">
            <text:p text:style-name="P30">Не доступно</text:p>
          </table:table-cell>
          <table:table-cell table:style-name="Таблица32.B2" office:value-type="string">
            <text:p text:style-name="P22">0x00</text:p>
          </table:table-cell>
        </table:table-row>
        <table:table-row>
          <table:table-cell table:style-name="Таблица32.A2" office:value-type="string">
            <text:p text:style-name="P30">Доступно</text:p>
          </table:table-cell>
          <table:table-cell table:style-name="Таблица32.B2" office:value-type="string">
            <text:p text:style-name="P22">0x01</text:p>
          </table:table-cell>
        </table:table-row>
      </table:table>
      <text:p text:style-name="P57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0">Название</text:p>
          </table:table-cell>
          <table:table-cell table:style-name="Таблица33.B1" office:value-type="string">
            <text:p text:style-name="P10">Значение</text:p>
          </table:table-cell>
        </table:table-row>
        <table:table-row>
          <table:table-cell table:style-name="Таблица33.A2" office:value-type="string">
            <text:p text:style-name="P22"/>
          </table:table-cell>
          <table:table-cell table:style-name="Таблица33.B2" office:value-type="string">
            <text:p text:style-name="P22">0x00</text:p>
          </table:table-cell>
        </table:table-row>
      </table:table>
      <text:h text:style-name="P65" text:outline-level="3"/>
      <text:h text:style-name="P64" text:outline-level="3"><text:bookmark-start text:name="__RefHeading___Toc2616_25183041451"/><text:span text:style-name="T54">Контрольная сумма</text:span><text:span text:style-name="T55"> </text:span><text:span text:style-name="T56">тела пакета</text:span><text:bookmark-end text:name="__RefHeading___Toc2616_25183041451"/></text:h>
      <text:h text:style-name="P70" text:outline-level="3"><text:span text:style-name="T5">Формула расчета = </text:span><text:span text:style-name="T6">Версия протокола + Тип пакета + Вид пакета + Флаги + Размер тела пакета</text:span></text:h>
      <text:h text:style-name="P62" text:outline-level="2"><text:bookmark-start text:name="__RefHeading___Toc2622_2518304145"/>Чтение / Запись данных <text:span text:style-name="T17">(11 + N байт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3">Длина имени устройства</text:p>
          </table:table-cell>
          <table:table-cell table:style-name="Чтение_2f_Запись_5f_данных.A1" office:value-type="string">
            <text:p text:style-name="P17">Номер </text:p>
            <text:p text:style-name="P17">канала</text:p>
          </table:table-cell>
          <table:table-cell table:style-name="Чтение_2f_Запись_5f_данных.A1" table:number-columns-spanned="2" office:value-type="string">
            <text:p text:style-name="P9">Флаги</text:p>
          </table:table-cell>
          <table:covered-table-cell/>
          <table:table-cell table:style-name="Чтение_2f_Запись_5f_данных.A1" office:value-type="string">
            <text:p text:style-name="P8">Размер </text:p>
            <text:p text:style-name="P16">пакета данных</text:p>
          </table:table-cell>
          <table:table-cell table:style-name="Чтение_2f_Запись_5f_данных.F1" office:value-type="string">
            <text:p text:style-name="P8"><text:span text:style-name="T11">Контрольная сумма</text:span> </text:p>
            <text:p text:style-name="P16">тела пакета</text:p>
          </table:table-cell>
        </table:table-row>
        <table:table-row>
          <table:table-cell table:style-name="Чтение_2f_Запись_5f_данных.A2" office:value-type="string">
            <text:p text:style-name="P28">1 байт</text:p>
          </table:table-cell>
          <table:table-cell table:style-name="Чтение_2f_Запись_5f_данных.A2" office:value-type="string">
            <text:p text:style-name="P19">1 байт</text:p>
          </table:table-cell>
          <table:table-cell table:style-name="Чтение_2f_Запись_5f_данных.A2" table:number-columns-spanned="2" office:value-type="string">
            <text:p text:style-name="P20"><text:span text:style-name="T12">1</text:span> байт<text:span text:style-name="T11">а</text:span></text:p>
          </table:table-cell>
          <table:covered-table-cell/>
          <table:table-cell table:style-name="Чтение_2f_Запись_5f_данных.A2" office:value-type="string">
            <text:p text:style-name="P19"><text:span text:style-name="T58">4</text:span> байта</text:p>
          </table:table-cell>
          <table:table-cell table:style-name="Чтение_2f_Запись_5f_данных.F2" office:value-type="string">
            <text:p text:style-name="P21">4 байта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7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3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29"><text:span text:style-name="T19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8"><text:span text:style-name="T59">(</text:span>Размер <text:span text:style-name="T60">пакета данных</text:span><text:span text:style-name="T59">)</text:span><text:span text:style-name="T60"> </text:span><text:span text:style-name="T6">байт</text:span></text:p>
          </table:table-cell>
          <table:covered-table-cell/>
          <table:covered-table-cell/>
        </table:table-row>
      </table:table>
      <text:p text:style-name="P4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8">Название</text:p>
          </table:table-cell>
          <table:table-cell table:style-name="Таблица25.B1" office:value-type="string">
            <text:p text:style-name="P10">Значение</text:p>
          </table:table-cell>
        </table:table-row>
        <table:table-row>
          <table:table-cell table:style-name="Таблица25.A2" office:value-type="string">
            <text:p text:style-name="P31">№ 0 - № 254</text:p>
          </table:table-cell>
          <table:table-cell table:style-name="Таблица25.B2" office:value-type="string">
            <text:p text:style-name="P22">0x00 - <text:span text:style-name="T61">0xFE</text:span></text:p>
          </table:table-cell>
        </table:table-row>
        <table:table-row>
          <table:table-cell table:style-name="Таблица25.A2" office:value-type="string">
            <text:p text:style-name="P31">Обращение ко всем каналам</text:p>
          </table:table-cell>
          <table:table-cell table:style-name="Таблица25.B2" office:value-type="string">
            <text:p text:style-name="P22">0x<text:span text:style-name="T61">FF</text:span></text:p>
          </table:table-cell>
        </table:table-row>
      </table:table>
      <text:p text:style-name="P38"/>
      <text:h text:style-name="P66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Название</text:p>
          </table:table-cell>
          <table:table-cell table:style-name="Таблица1.B1" office:value-type="string">
            <text:p text:style-name="P11">Значение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2" office:value-type="string">
            <text:p text:style-name="P23">0x00</text:p>
          </table:table-cell>
        </table:table-row>
      </table:table>
      <text:h text:style-name="P65" text:outline-level="3"/>
      <text:h text:style-name="P64" text:outline-level="3"><text:bookmark-start text:name="__RefHeading___Toc2616_25183041452"/><text:span text:style-name="T54">Контрольная сумма</text:span><text:span text:style-name="T55"> </text:span><text:span text:style-name="T56">тела пакета</text:span><text:bookmark-end text:name="__RefHeading___Toc2616_25183041452"/></text:h>
      <text:p text:style-name="P36"><text:span text:style-name="T102">Формула расчета = </text:span><text:span text:style-name="T103">Версия протокола + Тип пакета + Вид пакета + Флаги + Размер тела пакета</text:span></text:p>
      <text:h text:style-name="P59" text:outline-level="1"><text:bookmark-start text:name="__RefHeading___Toc1731_2518304145"/>Приложение 1<text:bookmark-end text:name="__RefHeading___Toc1731_2518304145"/></text:h>
      <text:h text:style-name="Heading_20_2" text:outline-level="2"><text:bookmark-start text:name="__RefHeading___Toc2624_2518304145"/><text:span text:style-name="T57">Список </text:span>ID устройств<text:bookmark-end text:name="__RefHeading___Toc2624_2518304145"/></text:h>
      <text:h text:style-name="Heading_20_3" text:outline-level="3"><text:bookmark-start text:name="__RefHeading___Toc1898_1604946479"/>ID 1 <text:span text:style-name="T71">(Switch)</text:span><text:bookmark-end text:name="__RefHeading___Toc1898_1604946479"/></text:h>
      <text:p text:style-name="P77">Каналы чтения/записи <text:span text:style-name="T72">= </text:span><text:span text:style-name="T73">от </text:span><text:span text:style-name="T74">1</text:span><text:span text:style-name="T75"> </text:span><text:span text:style-name="T73">до</text:span><text:span text:style-name="T75"> </text:span><text:span text:style-name="T100">255</text:span><text:span text:style-name="T75"> </text:span><text:span text:style-name="T72">/ <text:s/></text:span><text:span text:style-name="T74">от 1 до </text:span><text:span text:style-name="T101">255</text:span></text:p>
      <text:p text:style-name="P47"/>
      <text:p text:style-name="P73"><text:span text:style-name="T76">Тип данных</text:span><text:span text:style-name="T77"> </text:span><text:span text:style-name="T72">W</text:span><text:span text:style-name="T104">0</text:span><text:span text:style-name="T72"> - </text:span><text:span text:style-name="T74">W</text:span><text:span text:style-name="T101">25</text:span><text:span text:style-name="T105">5</text:span><text:span text:style-name="T74"> </text:span><text:span text:style-name="T72">= <text:s/>BOOL</text:span></text:p>
      <text:p text:style-name="P48"><text:span text:style-name="T76">Тип данных</text:span><text:span text:style-name="T77"> </text:span><text:span text:style-name="T72">R0 </text:span><text:span text:style-name="T78">- </text:span><text:span text:style-name="T74">R</text:span><text:span text:style-name="T101">25</text:span><text:span text:style-name="T105">5</text:span><text:span text:style-name="T78"> </text:span><text:span text:style-name="T72">= <text:s/>BOOL</text:span></text:p>
      <text:p text:style-name="P48"/>
      <text:p text:style-name="P47"><text:span text:style-name="T104">З</text:span><text:span text:style-name="T76">на</text:span><text:span text:style-name="T79">ч</text:span><text:span text:style-name="T76">ение </text:span>R0 - <text:span text:style-name="T74">R</text:span><text:span text:style-name="T104">255</text:span> = <text:span text:style-name="T80">true/false </text:span><text:span text:style-name="T107">или 0/1 </text:span><text:span text:style-name="T80"><text:s/></text:span>– ON/OFF</text:p>
      <text:p text:style-name="P47"/>
      <text:p text:style-name="P74">Канал под номером 255 является общим. Чтение/запись из/в этот канал означает, <text:span text:style-name="T106">что необходимо</text:span> произвести действие для всех каналов устройства.</text:p>
      <text:p text:style-name="P48"/>
      <text:p text:style-name="P46"><text:span text:style-name="T76">Описание устройства</text:span>: «<text:span text:style-name="T106">Switch».</text:span></text:p>
      <text:p text:style-name="P46"/>
      <text:h text:style-name="Heading_20_3" text:outline-level="3"><text:bookmark-start text:name="__RefHeading___Toc1900_1604946479"/>ID <text:span text:style-name="T78">2 </text:span><text:span text:style-name="T71">(</text:span><text:span text:style-name="T78">Weather station </text:span><text:span text:style-name="T71">on bme280, </text:span><text:span text:style-name="T75">DHT22</text:span><text:span text:style-name="T71">)</text:span><text:bookmark-end text:name="__RefHeading___Toc1900_1604946479"/></text:h>
      <text:p text:style-name="P77">Каналы чтения/записи <text:span text:style-name="T72">= </text:span><text:span text:style-name="T73">от </text:span><text:span text:style-name="T75">2 </text:span><text:span text:style-name="T73">до</text:span><text:span text:style-name="T75"> 3 </text:span><text:span text:style-name="T72">/ </text:span><text:span text:style-name="T78">0</text:span></text:p>
      <text:p text:style-name="P47"/>
      <text:p text:style-name="P50"><text:span text:style-name="T81">Тип данных </text:span><text:span text:style-name="T82">R0 = </text:span><text:span text:style-name="T72">FLOAT_32 </text:span><text:span text:style-name="T78">(T</text:span><text:span text:style-name="T83">emperature C)</text:span></text:p>
      <text:p text:style-name="P50"><text:span text:style-name="T81">Тип данных</text:span><text:span text:style-name="T84"> </text:span><text:span text:style-name="T82">R</text:span><text:span text:style-name="T83">1</text:span><text:span text:style-name="T82"> = </text:span><text:span text:style-name="T72">FLOAT_32 </text:span><text:span text:style-name="T78">(H</text:span><text:span text:style-name="T83">umidity %)</text:span></text:p>
      <text:p text:style-name="P44"><text:span text:style-name="T25">Тип данных</text:span><text:span text:style-name="T26"> </text:span><text:span text:style-name="T27">R</text:span><text:span text:style-name="T28">2</text:span><text:span text:style-name="T27"> = </text:span><text:span text:style-name="T41">FLOAT_32 </text:span><text:span text:style-name="T42">(Pressure mm Hg)</text:span></text:p>
      <text:p text:style-name="P49"/>
      <text:p text:style-name="P54"><text:span text:style-name="T29">Зна</text:span><text:span text:style-name="T30">ч</text:span><text:span text:style-name="T29">ение </text:span><text:span text:style-name="T31">R0 <text:s/></text:span><text:span text:style-name="T32">= температура</text:span><text:span text:style-name="T33"> C</text:span><text:span text:style-name="T87">°</text:span></text:p>
      <text:p text:style-name="P47"><text:span text:style-name="T76">Зна</text:span><text:span text:style-name="T79">ч</text:span><text:span text:style-name="T76">ение </text:span><text:span text:style-name="T88">R1 </text:span><text:span text:style-name="T62">= влажность</text:span> %</text:p>
      <text:p text:style-name="P47"><text:span text:style-name="T76">Зна</text:span><text:span text:style-name="T79">ч</text:span><text:span text:style-name="T76">ение </text:span><text:span text:style-name="T88">R2 </text:span><text:span text:style-name="T62">= давление</text:span> <text:span text:style-name="T62">мм рт.ст.</text:span></text:p>
      <text:p text:style-name="P48"/>
      <text:p text:style-name="P46"><text:span text:style-name="T62">Описание</text:span>: <text:span text:style-name="T62">Метеостанция</text:span><text:span text:style-name="T78"> </text:span><text:span text:style-name="T62">на датчиках </text:span><text:span text:style-name="T78">bme280 </text:span><text:span text:style-name="T62">или</text:span><text:span text:style-name="T75"> DHT22</text:span><text:span text:style-name="T78">.</text:span></text:p>
      <text:h text:style-name="Heading_20_3" text:outline-level="3"><text:bookmark-start text:name="__RefHeading___Toc161_3032671417"/><text:soft-page-break/>ID <text:span text:style-name="T89">3</text:span> <text:span text:style-name="T71">(</text:span><text:span text:style-name="T89">File</text:span><text:span text:style-name="T71">)</text:span><text:bookmark-end text:name="__RefHeading___Toc161_3032671417"/></text:h>
      <text:p text:style-name="P78"><text:span text:style-name="T90">Каналы чтения/записи </text:span>= <text:span text:style-name="T78">1 </text:span>/ <text:span text:style-name="T78">1</text:span></text:p>
      <text:p text:style-name="P47"/>
      <text:p text:style-name="P48"><text:span text:style-name="T76">Тип данных </text:span><text:span text:style-name="T72">R0 = <text:s/>STRING</text:span></text:p>
      <text:p text:style-name="P48"><text:span text:style-name="T76">Тип данных </text:span><text:span text:style-name="T77"><text:s/></text:span><text:span text:style-name="T72">W0 = <text:s/>STRING</text:span></text:p>
      <text:p text:style-name="P48"/>
      <text:p text:style-name="P46"><text:span text:style-name="T91">Описание</text:span>: <text:span text:style-name="T92">Текстовый </text:span><text:span text:style-name="T91">файл</text:span>.</text:p>
      <text:p text:style-name="P46"/>
      <text:h text:style-name="Heading_20_3" text:outline-level="3"><text:bookmark-start text:name="__RefHeading___Toc1900_16049464791"/>ID <text:span text:style-name="T93">4</text:span><text:span text:style-name="T78"> </text:span><text:span text:style-name="T94">(</text:span><text:span text:style-name="T95">О</text:span><text:span text:style-name="T96">блачко =)</text:span><text:span text:style-name="T94">)</text:span><text:bookmark-end text:name="__RefHeading___Toc1900_16049464791"/></text:h>
      <text:p text:style-name="P77">Каналы чтения/записи <text:span text:style-name="T72">= </text:span><text:span text:style-name="T97">3</text:span><text:span text:style-name="T75"> </text:span><text:span text:style-name="T72">/ </text:span><text:span text:style-name="T97">6</text:span></text:p>
      <text:p text:style-name="P47"/>
      <text:p text:style-name="P50"><text:span text:style-name="T81">Тип данных </text:span><text:span text:style-name="T82">R0/</text:span><text:span text:style-name="T85">W0</text:span><text:span text:style-name="T82"> = </text:span><text:span text:style-name="T86">BOOL</text:span><text:span text:style-name="T72"> </text:span><text:span text:style-name="T78">(</text:span><text:span text:style-name="T97">Воспроизведение мелодии</text:span><text:span text:style-name="T83">)</text:span></text:p>
      <text:p text:style-name="P50"><text:span text:style-name="T81">Тип данных</text:span><text:span text:style-name="T84"> </text:span><text:span text:style-name="T82">R</text:span><text:span text:style-name="T83">1</text:span><text:span text:style-name="T82">/</text:span><text:span text:style-name="T85">W1</text:span><text:span text:style-name="T82"> = </text:span><text:span text:style-name="T86">BOOL</text:span><text:span text:style-name="T72"> </text:span><text:span text:style-name="T78">(</text:span><text:span text:style-name="T97">Подсветка вкл./выкл.</text:span><text:span text:style-name="T83">)</text:span></text:p>
      <text:p text:style-name="P44"><text:span text:style-name="T25">Тип данных</text:span><text:span text:style-name="T26"> </text:span><text:span text:style-name="T27">R</text:span><text:span text:style-name="T28">2</text:span><text:span text:style-name="T27">/</text:span><text:span text:style-name="T38">W2</text:span><text:span text:style-name="T27"> = </text:span><text:span text:style-name="T39">BOOL</text:span><text:span text:style-name="T41"> </text:span><text:span text:style-name="T42">(</text:span><text:span text:style-name="T43">Авто повтор</text:span><text:span text:style-name="T42">)</text:span></text:p>
      <text:p text:style-name="P49"/>
      <text:p text:style-name="P44"><text:span text:style-name="T25">Тип данных</text:span><text:span text:style-name="T26"> </text:span><text:span text:style-name="T40">W3</text:span><text:span text:style-name="T27"> = </text:span><text:span text:style-name="T40">BOOL</text:span><text:span text:style-name="T41"> </text:span><text:span text:style-name="T42">(</text:span><text:span text:style-name="T43">Звуки природы</text:span><text:span text:style-name="T42">)</text:span></text:p>
      <text:p text:style-name="P44"><text:span text:style-name="T25">Тип данных</text:span><text:span text:style-name="T26"> </text:span><text:span text:style-name="T40">W4</text:span><text:span text:style-name="T27"> = </text:span><text:span text:style-name="T40">BOOL</text:span><text:span text:style-name="T41"> </text:span><text:span text:style-name="T42">(</text:span><text:span text:style-name="T43">Музыка</text:span><text:span text:style-name="T42">)</text:span></text:p>
      <text:p text:style-name="P44"><text:span text:style-name="T25">Тип данных</text:span><text:span text:style-name="T26"> </text:span><text:span text:style-name="T40">W5</text:span><text:span text:style-name="T27"> = </text:span><text:span text:style-name="T40">BOOL</text:span><text:span text:style-name="T41"> </text:span><text:span text:style-name="T42">(</text:span><text:span text:style-name="T48">Переключение п</text:span><text:span text:style-name="T43">одсветк</text:span><text:span text:style-name="T48">и</text:span><text:span text:style-name="T42">)</text:span></text:p>
      <text:p text:style-name="P49"/>
      <text:p text:style-name="P54"><text:span text:style-name="T29">Зна</text:span><text:span text:style-name="T30">ч</text:span><text:span text:style-name="T29">ение </text:span><text:span text:style-name="T34">R0/</text:span><text:span text:style-name="T35">W0</text:span><text:span text:style-name="T31"> <text:s/></text:span><text:span text:style-name="T32">= <text:s/></text:span><text:span text:style-name="T36">Вкл./Выкл. </text:span><text:span text:style-name="T37">м</text:span><text:span text:style-name="T36">елодию.</text:span></text:p>
      <text:p text:style-name="P47"><text:span text:style-name="T76">Зна</text:span><text:span text:style-name="T79">ч</text:span><text:span text:style-name="T76">ение </text:span><text:span text:style-name="T72">R</text:span>1<text:span text:style-name="T72">/</text:span><text:span text:style-name="T98">W1</text:span><text:span text:style-name="T88"> </text:span><text:span text:style-name="T62">= </text:span><text:span text:style-name="T63">Вкл./Выкл. </text:span><text:span text:style-name="T99">п</text:span><text:span text:style-name="T63">дсветку. </text:span></text:p>
      <text:p text:style-name="P47"><text:span text:style-name="T76">Зна</text:span><text:span text:style-name="T79">ч</text:span><text:span text:style-name="T76">ение </text:span><text:span text:style-name="T72">R</text:span>2<text:span text:style-name="T72">/</text:span><text:span text:style-name="T98">W2</text:span><text:span text:style-name="T88"> </text:span><text:span text:style-name="T62">= <text:s/></text:span><text:span text:style-name="T63">Вкл./Выкл. </text:span><text:span text:style-name="T99">а</text:span><text:span text:style-name="T63">втоповтор.</text:span></text:p>
      <text:p text:style-name="P47"/>
      <text:p text:style-name="P47"><text:span text:style-name="T76">Зна</text:span><text:span text:style-name="T79">ч</text:span><text:span text:style-name="T76">ение </text:span><text:span text:style-name="T97">W</text:span><text:span text:style-name="T63">3</text:span><text:span text:style-name="T88"> </text:span><text:span text:style-name="T62">= <text:s/></text:span><text:span text:style-name="T97">Выбрать воспроизведение звуков природы/ переключить на следующий звук.</text:span></text:p>
      <text:p text:style-name="P47"><text:span text:style-name="T76">Зна</text:span><text:span text:style-name="T79">ч</text:span><text:span text:style-name="T76">ение </text:span><text:span text:style-name="T97">W4</text:span><text:span text:style-name="T88"> </text:span><text:span text:style-name="T62">= <text:s/></text:span><text:span text:style-name="T97">Выбрать воспроизведение музыки/ переключить на следующую композицию.</text:span></text:p>
      <text:p text:style-name="P47"><text:span text:style-name="T76">Зна</text:span><text:span text:style-name="T79">ч</text:span><text:span text:style-name="T76">ение </text:span><text:span text:style-name="T97">W5</text:span><text:span text:style-name="T88"> </text:span><text:span text:style-name="T62">= <text:s/></text:span><text:span text:style-name="T97">Переключить подсветку на следующий режим.</text:span></text:p>
      <text:p text:style-name="P48"/>
      <text:p text:style-name="P45"><text:span text:style-name="T62">Описание</text:span>: <text:span text:style-name="T63">Детский музыкальный ночник — Облачко.</text:span></text:p>
      <text:h text:style-name="P59" text:outline-level="1"><text:bookmark-start text:name="__RefHeading___Toc1731_25183041451"/>Приложение <text:span text:style-name="T57">2</text:span><text:bookmark-end text:name="__RefHeading___Toc1731_25183041451"/></text:h>
      <text:h text:style-name="P67" text:outline-level="3"><text:bookmark-start text:name="__RefHeading___Toc2626_2518304145"/>Типы данных каналов<text:bookmark-end text:name="__RefHeading___Toc2626_2518304145"/></text:h>
      <text:h text:style-name="P60" text:outline-level="1"><text:bookmark-start text:name="__RefHeading___Toc2014_1011300270"/><text:span text:style-name="T64">enum</text:span><text:span text:style-name="T66"> </text:span><text:span text:style-name="T69">DATA_TYPE</text:span><text:bookmark-end text:name="__RefHeading___Toc2014_1011300270"/></text:h>
      <text:p text:style-name="P42">{</text:p>
      <text:p text:style-name="P42"><text:span text:style-name="T65"><text:s text:c="4"/></text:span><text:span text:style-name="T67">INT_8</text:span>,</text:p>
      <text:p text:style-name="P42"><text:span text:style-name="T65"><text:s text:c="4"/></text:span><text:span text:style-name="T67">INT_16</text:span>,</text:p>
      <text:p text:style-name="P42"><text:span text:style-name="T65"><text:s text:c="4"/></text:span><text:span text:style-name="T67">INT_32</text:span>,</text:p>
      <text:p text:style-name="P43"><text:span text:style-name="T65"><text:s text:c="4"/></text:span><text:span text:style-name="T67">INT_64</text:span>,</text:p>
      <text:p text:style-name="P42"><text:span text:style-name="T65"><text:s text:c="4"/></text:span><text:span text:style-name="T67">FLOAT_32</text:span>,</text:p>
      <text:p text:style-name="P43"><text:span text:style-name="T65"><text:s text:c="4"/></text:span><text:span text:style-name="T67">DOUBLE_64</text:span>,<text:span text:style-name="T65"> </text:span><text:span text:style-name="T70">//</text:span><text:span text:style-name="T65"> </text:span><text:span text:style-name="T70">на</text:span><text:span text:style-name="T65"> </text:span><text:span text:style-name="T70">МК</text:span><text:span text:style-name="T65"> </text:span><text:span text:style-name="T70">double</text:span><text:span text:style-name="T65"> </text:span><text:span text:style-name="T70">32-битный</text:span><text:span text:style-name="T65"> </text:span><text:span text:style-name="T70">может</text:span><text:span text:style-name="T65"> </text:span><text:span text:style-name="T70">быть</text:span></text:p>
      <text:p text:style-name="P42"><text:span text:style-name="T65"><text:s text:c="4"/></text:span><text:span text:style-name="T67">BOOL</text:span>,</text:p>
      <text:p text:style-name="P43"><text:span text:style-name="T65"><text:s text:c="4"/></text:span><text:span text:style-name="T67">STRING</text:span>,</text:p>
      <text:p text:style-name="P42"><text:span text:style-name="T65"><text:s text:c="4"/></text:span><text:span text:style-name="T67">RAW</text:span>,</text:p>
      <text:p text:style-name="P42"><text:span text:style-name="T65"><text:s text:c="4"/></text:span><text:span text:style-name="T67">NONE</text:span></text:p>
      <text:p text:style-name="P41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0</text:page-number></text:p>
      </style:header>
      <style:header-first>
        <text:p text:style-name="Header_20_left"><text:page-number text:select-page="current">1</text:page-number></text:p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1-17T15:47:59.240313930</dc:date>
    <meta:editing-duration>PT37M34S</meta:editing-duration>
    <meta:editing-cycles>27</meta:editing-cycles>
    <meta:generator>LibreOffice/7.3.7.2$Linux_X86_64 LibreOffice_project/30$Build-2</meta:generator>
    <meta:document-statistic meta:table-count="12" meta:image-count="0" meta:object-count="0" meta:page-count="10" meta:paragraph-count="238" meta:word-count="792" meta:character-count="4669" meta:non-whitespace-character-count="4041"/>
  </office:meta>
</office:document-meta>
</file>